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3700000A0B6AFBE36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Diagrama <text:s/>d'analisi</text:h>
      <text:p text:style-name="Text_20_body"/>
      <text:p text:style-name="Text_20_body"><draw:frame draw:style-name="fr1" draw:name="graphics1" text:anchor-type="paragraph" svg:x="1.048cm" svg:y="0.048cm" svg:width="12.92cm" svg:height="24.881cm" draw:z-index="0"><draw:image xlink:href="Pictures/100000000000053700000A0B6AFBE36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5-31T23:51:36</dc:date>
    <dc:language>es-ES</dc:language>
    <meta:editing-cycles>10</meta:editing-cycles>
    <meta:editing-duration>PT01H47M58S</meta:editing-duration>
    <meta:document-statistic meta:table-count="0" meta:image-count="1" meta:object-count="0" meta:page-count="1" meta:paragraph-count="1" meta:word-count="2" meta:character-count="19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